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9a63" officeooo:paragraph-rsid="001b9a63"/>
    </style:style>
    <style:style style:name="P2" style:family="paragraph" style:parent-style-name="Text_20_body">
      <style:text-properties officeooo:paragraph-rsid="0020b177"/>
    </style:style>
    <style:style style:name="P3" style:family="paragraph" style:parent-style-name="Text_20_body">
      <style:text-properties officeooo:paragraph-rsid="0020d998"/>
    </style:style>
    <style:style style:name="P4" style:family="paragraph" style:parent-style-name="Text_20_body">
      <style:text-properties officeooo:paragraph-rsid="00237644"/>
    </style:style>
    <style:style style:name="P5" style:family="paragraph" style:parent-style-name="Text_20_body">
      <style:text-properties style:font-name="Liberation Mono" officeooo:paragraph-rsid="00267183"/>
    </style:style>
    <style:style style:name="P6" style:family="paragraph" style:parent-style-name="Text_20_body">
      <style:text-properties style:font-name="Liberation Mono" officeooo:paragraph-rsid="00237644"/>
    </style:style>
    <style:style style:name="P7" style:family="paragraph" style:parent-style-name="Text_20_body">
      <style:text-properties officeooo:paragraph-rsid="00267e26"/>
    </style:style>
    <style:style style:name="P8" style:family="paragraph" style:parent-style-name="Text_20_body">
      <style:text-properties officeooo:paragraph-rsid="0028738b"/>
    </style:style>
    <style:style style:name="P9" style:family="paragraph" style:parent-style-name="Text_20_body">
      <style:text-properties officeooo:paragraph-rsid="002a51f5"/>
    </style:style>
    <style:style style:name="P10" style:family="paragraph" style:parent-style-name="Text_20_body">
      <style:text-properties officeooo:rsid="00310d5e" officeooo:paragraph-rsid="00310d5e"/>
    </style:style>
    <style:style style:name="P11" style:family="paragraph" style:parent-style-name="Text_20_body">
      <style:text-properties officeooo:rsid="00343ef0" officeooo:paragraph-rsid="00343ef0"/>
    </style:style>
    <style:style style:name="P12" style:family="paragraph" style:parent-style-name="Text_20_body">
      <style:text-properties officeooo:paragraph-rsid="00344d2a"/>
    </style:style>
    <style:style style:name="P13" style:family="paragraph" style:parent-style-name="Text_20_body">
      <style:text-properties fo:font-size="12pt" officeooo:paragraph-rsid="002a51f5" style:font-size-asian="12pt" style:font-size-complex="12pt"/>
    </style:style>
    <style:style style:name="P14" style:family="paragraph" style:parent-style-name="Text_20_body">
      <style:text-properties fo:font-size="12pt" officeooo:rsid="002fc00d" officeooo:paragraph-rsid="002fc00d" style:font-size-asian="12pt" style:font-size-complex="12pt"/>
    </style:style>
    <style:style style:name="P15" style:family="paragraph" style:parent-style-name="Text_20_body">
      <style:text-properties fo:font-size="12pt" officeooo:rsid="00310d5e" officeooo:paragraph-rsid="00310d5e" style:font-size-asian="12pt" style:font-size-complex="12pt"/>
    </style:style>
    <style:style style:name="P16" style:family="paragraph" style:parent-style-name="Text_20_body">
      <style:text-properties fo:font-size="12pt" fo:font-weight="bold" officeooo:rsid="00356f0f" officeooo:paragraph-rsid="00356f0f" style:font-size-asian="12pt" style:font-weight-asian="bold" style:font-size-complex="12pt" style:font-weight-complex="bold"/>
    </style:style>
    <style:style style:name="P17" style:family="paragraph" style:parent-style-name="Text_20_body">
      <style:text-properties officeooo:rsid="0036a7b5" officeooo:paragraph-rsid="0038f247"/>
    </style:style>
    <style:style style:name="P18" style:family="paragraph" style:parent-style-name="Preformatted_20_Text">
      <style:text-properties officeooo:rsid="00310d5e" officeooo:paragraph-rsid="00310d5e"/>
    </style:style>
    <style:style style:name="P19" style:family="paragraph" style:parent-style-name="Text_20_body" style:list-style-name="L1">
      <style:text-properties officeooo:paragraph-rsid="00356f0f"/>
    </style:style>
    <style:style style:name="P20" style:family="paragraph" style:parent-style-name="Text_20_body" style:list-style-name="L1">
      <style:text-properties officeooo:paragraph-rsid="003b7ee1"/>
    </style:style>
    <style:style style:name="P21" style:family="paragraph" style:parent-style-name="Text_20_body" style:list-style-name="L1">
      <style:text-properties officeooo:paragraph-rsid="003bacfb"/>
    </style:style>
    <style:style style:name="P22" style:family="paragraph" style:parent-style-name="Text_20_body" style:list-style-name="L1">
      <style:text-properties officeooo:rsid="0036a7b5" officeooo:paragraph-rsid="0036a7b5"/>
    </style:style>
    <style:style style:name="P23" style:family="paragraph" style:parent-style-name="Text_20_body" style:list-style-name="L1">
      <style:text-properties officeooo:rsid="00379303" officeooo:paragraph-rsid="003b7ee1" style:font-name-asian="Liberation Serif"/>
    </style:style>
    <style:style style:name="P24" style:family="paragraph" style:parent-style-name="Text_20_body" style:list-style-name="L1">
      <style:text-properties officeooo:rsid="003bacfb" officeooo:paragraph-rsid="003bacfb"/>
    </style:style>
    <style:style style:name="P25" style:family="paragraph" style:parent-style-name="Text_20_body" style:list-style-name="L1">
      <style:text-properties officeooo:rsid="003d3286" officeooo:paragraph-rsid="003ed9d8"/>
    </style:style>
    <style:style style:name="P26" style:family="paragraph" style:parent-style-name="Text_20_body" style:list-style-name="L1">
      <style:text-properties officeooo:rsid="003ed9d8" officeooo:paragraph-rsid="003ed9d8"/>
    </style:style>
    <style:style style:name="T1" style:family="text">
      <style:text-properties fo:color="#ff0000"/>
    </style:style>
    <style:style style:name="T2" style:family="text">
      <style:text-properties officeooo:rsid="0020b177"/>
    </style:style>
    <style:style style:name="T3" style:family="text">
      <style:text-properties officeooo:rsid="0020d998"/>
    </style:style>
    <style:style style:name="T4" style:family="text">
      <style:text-properties fo:font-weight="bold" officeooo:rsid="00217d40" style:font-weight-asian="bold" style:font-weight-complex="bold"/>
    </style:style>
    <style:style style:name="T5" style:family="text">
      <style:text-properties officeooo:rsid="00237644"/>
    </style:style>
    <style:style style:name="T6" style:family="text">
      <style:text-properties officeooo:rsid="00267183"/>
    </style:style>
    <style:style style:name="T7" style:family="text">
      <style:text-properties officeooo:rsid="00267e26"/>
    </style:style>
    <style:style style:name="T8" style:family="text">
      <style:text-properties officeooo:rsid="0028738b"/>
    </style:style>
    <style:style style:name="T9" style:family="text">
      <style:text-properties officeooo:rsid="002a51f5"/>
    </style:style>
    <style:style style:name="T10" style:family="text">
      <style:text-properties fo:color="#000000" fo:font-size="12pt"/>
    </style:style>
    <style:style style:name="T11" style:family="text">
      <style:text-properties officeooo:rsid="002fc00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32a2b6" style:font-size-asian="12pt" style:font-size-complex="12pt"/>
    </style:style>
    <style:style style:name="T14" style:family="text">
      <style:text-properties style:font-name="Liberation Mono"/>
    </style:style>
    <style:style style:name="T15" style:family="text">
      <style:text-properties style:font-name="Liberation Mono" officeooo:rsid="00344d2a"/>
    </style:style>
    <style:style style:name="T16" style:family="text">
      <style:text-properties officeooo:rsid="00356f0f"/>
    </style:style>
    <style:style style:name="T17" style:family="text">
      <style:text-properties officeooo:rsid="00379303" style:font-name-asian="Liberation Serif"/>
    </style:style>
    <style:style style:name="T18" style:family="text">
      <style:text-properties officeooo:rsid="0038f247" style:font-name-asian="Liberation Serif"/>
    </style:style>
    <style:style style:name="T19" style:family="text">
      <style:text-properties officeooo:rsid="0036a7b5"/>
    </style:style>
    <style:style style:name="T20" style:family="text">
      <style:text-properties officeooo:rsid="0036a7b5" style:font-name-asian="Droid Sans"/>
    </style:style>
    <style:style style:name="T21" style:family="text">
      <style:text-properties officeooo:rsid="003a1a97"/>
    </style:style>
    <style:style style:name="T22" style:family="text">
      <style:text-properties officeooo:rsid="003b7ee1"/>
    </style:style>
    <style:style style:name="T23" style:family="text">
      <style:text-properties officeooo:rsid="003bac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快捷键</text:p>
      <text:p text:style-name="Text_20_body"><text:span text:style-name="Strong_20_Emphasis">1. Ctrl + W:</text:span> 关闭当前 Nautilus 窗口</text:p>
      <text:p text:style-name="Text_20_body"><text:span text:style-name="Strong_20_Emphasis">2. Ctrl+T:</text:span> 在 Nautilus 打开新的 Tab</text:p>
      <text:p text:style-name="Text_20_body"><text:span text:style-name="Strong_20_Emphasis">3. Ctrl + H:</text:span> 切换隐藏文件（夹）显示或者不显示</text:p>
      <text:p text:style-name="Text_20_body"><text:span text:style-name="Strong_20_Emphasis">4. Ctrl+E:</text:span>  发送当前文档给某个 Email</text:p>
      <text:p text:style-name="Text_20_body"><text:span text:style-name="Strong_20_Emphasis">5. Ctrl+Q:</text:span> 退出应用</text:p>
      <text:p text:style-name="Text_20_body"><text:span text:style-name="Strong_20_Emphasis">6. Ctrl + 1/2:</text:span> 修改文件夹视图为图标或者列表模式</text:p>
      <text:p text:style-name="Text_20_body"><text:span text:style-name="Strong_20_Emphasis">7. Ctrl + Shift + W:</text:span> 关闭所有的 Nautilus 窗口</text:p>
      <text:p text:style-name="Text_20_body"><text:span text:style-name="Strong_20_Emphasis">8. Ctrl + Shift + N:</text:span> 创建新文件夹</text:p>
      <text:p text:style-name="Text_20_body"><text:span text:style-name="Strong_20_Emphasis">9. Ctrl + Alt + L:</text:span> 锁屏，如果你想走开一会而不想让别人看到你的屏幕</text:p>
      <text:p text:style-name="Text_20_body"><text:span text:style-name="Strong_20_Emphasis">10. Ctrl + Alt + D:</text:span> 显示桌面/恢复打开的窗口</text:p>
      <text:p text:style-name="Text_20_body"><text:span text:style-name="Strong_20_Emphasis">11. Ctrl + Alt + Backspace:</text:span> 关闭 X 服务器</text:p>
      <text:p text:style-name="Text_20_body"><text:span text:style-name="Strong_20_Emphasis">12. Ctrl + Alt + F1:</text:span> 切换到首个虚拟终端</text:p>
      <text:p text:style-name="Text_20_body"><text:span text:style-name="Strong_20_Emphasis">13. Ctrl + Alt + F2(F3)(F4)(F5)(F6):</text:span> 选择不同的虚拟终端&lt; /p&gt;</text:p>
      <text:p text:style-name="Text_20_body"><text:span text:style-name="Strong_20_Emphasis">14. Ctrl + Alt + F7:</text:span> 切换到当前登录会话</text:p>
      <text:p text:style-name="Text_20_body"><text:span text:style-name="Strong_20_Emphasis">15. Ctrl+Alt++:</text:span> 切换到下一个 X 分辨率（取决于 X 配置）</text:p>
      <text:p text:style-name="Text_20_body"><text:span text:style-name="Strong_20_Emphasis">16. Ctrl+Alt+-:</text:span> 切换到前一个 X 分辨率（取决于 X 配置）</text:p>
      <text:p text:style-name="Text_20_body"><text:span text:style-name="Strong_20_Emphasis">17. Alt+Tab:</text:span> 在不同的应用之间切换显示</text:p>
      <text:p text:style-name="Text_20_body"><text:span text:style-name="Strong_20_Emphasis">18. Alt + F:</text:span> 打开应用程序菜单</text:p>
      <text:p text:style-name="Text_20_body"><text:span text:style-name="Strong_20_Emphasis">19. Alt + F2:</text:span> 打开运行应用的对话框</text:p>
      <text:p text:style-name="Text_20_body"><text:span text:style-name="Strong_20_Emphasis">20. Alt + F5:</text:span> 取消当前窗口的最大话</text:p>
      <text:p text:style-name="Text_20_body"><text:span text:style-name="Strong_20_Emphasis">21. Alt + F7:</text:span> 计划移动窗体选项，你可以使用键盘上的方向键来移动窗口</text:p>
      <text:p text:style-name="Text_20_body"><text:span text:style-name="Strong_20_Emphasis">22. Alt + F8:</text:span> 使用键盘上的方向键来更改当前窗口大小</text:p>
      <text:p text:style-name="Text_20_body"><text:span text:style-name="Strong_20_Emphasis">23. Alt + F9/F10:</text:span> 最小化和最大化当前窗口</text:p>
      <text:p text:style-name="Text_20_body"><text:span text:style-name="Strong_20_Emphasis">24. Alt + Up/Down Arrow:</text:span> 移到父一级目录</text:p>
      <text:p text:style-name="Text_20_body"><text:span text:style-name="Strong_20_Emphasis">25. Alt + Left/Right Arrow:</text:span> Nautilus 上的后退和前进</text:p>
      <text:p text:style-name="Text_20_body"><text:span text:style-name="Strong_20_Emphasis">26. Alt + Enter:</text:span> 显示所选文件或者文件夹的属性信息</text:p>
      <text:p text:style-name="Text_20_body"><text:span text:style-name="Strong_20_Emphasis">27. Alt + Home:</text:span> 直接移到你的主目录</text:p>
      <text:p text:style-name="Text_20_body"><text:span text:style-name="Strong_20_Emphasis">28. Alt + Shift + Tab:</text:span> 类似 Alt+Tab 进行窗口切换，使用反向顺序</text:p>
      <text:p text:style-name="Text_20_body"><text:span text:style-name="Strong_20_Emphasis">29. Alt + Ctrl + Left/Right Arrow:</text:span> 移到工作空间</text:p>
      <text:p text:style-name="Text_20_body"><text:span text:style-name="Strong_20_Emphasis">30. Alt + Ctrl + Shift + Left/Right Arrow:</text:span> 移动当前窗口到另外的工作空间</text:p>
      <text:p text:style-name="Text_20_body"><text:soft-page-break/><text:span text:style-name="Strong_20_Emphasis">31. Alt + Shift + Up Arrow:</text:span> 初始化很酷外观的窗口切换界面，这样你可通过方向键来切换</text:p>
      <text:p text:style-name="Text_20_body"><text:span text:style-name="Strong_20_Emphasis">32. Win+E:</text:span> 显示所有的工作空间，可轻松进行切换</text:p>
      <text:p text:style-name="Text_20_body"><text:span text:style-name="Strong_20_Emphasis">33. Win + Mousewheel: </text:span>桌面上的缩放操作，使用滚轮鼠标操作更方便</text:p>
      <text:p text:style-name="Text_20_body"><text:span text:style-name="Strong_20_Emphasis">34. F9:</text:span> 显示和关闭 Nautilus 边栏</text:p>
      <text:h text:style-name="Heading_20_3" text:outline-level="3"><text:bookmark text:name="tfnnconv2dinput-filter-strides-padding-usecudnnongpunone-namenone-"/><text:span text:style-name="Source_20_Text">tf.nn.conv2d(input, filter, strides, padding, use_cudnn_on_gpu=None, name=None)</text:span></text:h>
      <text:p text:style-name="Text_20_body">除去name参数用以指定该操作的name，与方法有关的一共五个参数<text:span text:style-name="Source_20_Text">：</text:span> </text:p>
      <text:p text:style-name="Text_20_body"><text:span text:style-name="Source_20_Text"><text:span text:style-name="T1">第一个参数input</text:span></text:span><text:span text:style-name="Source_20_Text">：指需要做卷积的输入图像，它要求是一个Tensor，具有[batch, in_height, in_width, in_channels]这样的shape，具体含义是[训练时一个batch的图片数量, 图片高度, 图片宽度, 图像通道数]，注意这是一个4维的Tensor，要求类型为float32和float64其中之一</text:span></text:p>
      <text:p text:style-name="Text_20_body"><text:span text:style-name="Source_20_Text"><text:span text:style-name="T1">第二个参数filter</text:span></text:span><text:span text:style-name="Source_20_Text">：相当于CNN中的卷积核，它要求是一个Tensor，具有[filter_height, filter_width, in_channels, out_channels]这样的shape，具体含义是[卷积核的高度，卷积核的宽度，图像通道数，卷积核个数]，要求类型与参数input相同，有一个地方需要注意，第三维in_channels，就是参数input的第四维</text:span></text:p>
      <text:p text:style-name="Text_20_body"><text:span text:style-name="Source_20_Text"><text:span text:style-name="T1">第三个参数strides</text:span></text:span><text:span text:style-name="Source_20_Text">：卷积时在图像每一维的步长，这是一个一维的向量，长度4</text:span></text:p>
      <text:p text:style-name="Text_20_body"><text:span text:style-name="Source_20_Text"><text:span text:style-name="T1">第四个参数padding</text:span></text:span><text:span text:style-name="Source_20_Text">：string类型的量，只能是"SAME","VALID"其中之一，这个值决定了不同的卷积方式（后面会介绍）</text:span></text:p>
      <text:p text:style-name="Text_20_body"><text:span text:style-name="Source_20_Text"/></text:p>
      <text:p text:style-name="P16">基本shell指令：</text:p>
      <text:list xml:id="list5124782946856697021" text:style-name="L1">
        <text:list-item>
          <text:p text:style-name="P19"><text:span text:style-name="T16">打开pdf：</text:span>evince <text:span text:style-name="T16">filename</text:span>.pdf</text:p>
        </text:list-item>
        <text:list-item>
          <text:p text:style-name="P22">移动整个文件夹：mv -v folder1/ folder2/ </text:p>
        </text:list-item>
        <text:list-item>
          <text:p text:style-name="P22">复制整个文件夹： cp -R foler1 folder2</text:p>
        </text:list-item>
        <text:list-item>
          <text:p text:style-name="P20"><text:span text:style-name="T19">用</text:span><text:span text:style-name="T17">anaconda安装moudle：conda install &lt;user/package&gt;</text:span></text:p>
          <text:p text:style-name="P23">anaconda查找包：anaconda search -t conda &lt;user/package&gt;</text:p>
          <text:p text:style-name="P23">(Run 'anaconda show &lt;USER/PACKAGE&gt;' to get more details: )</text:p>
          <text:p text:style-name="P23">( conda install --channel https://conda.anaconda.org/moustik jieba)</text:p>
        </text:list-item>
        <text:list-item>
          <text:p text:style-name="P20"><text:span text:style-name="T20">调整屏幕的默认亮度</text:span><text:span text:style-name="T18">：$</text:span>sudo gedit /etc/rc.local <text:s/></text:p>
          <text:p text:style-name="P20"><text:span text:style-name="T21">exit0前添加：e</text:span>cho 4 &gt; /sys/class/backlight/acpi_video0/brightness <text:s text:c="5"/>#4代表亮度值</text:p>
        </text:list-item>
        <text:list-item>
          <text:p text:style-name="P20"><text:span text:style-name="T22">tar语法：</text:span>tar [主选项+辅选项] 文件或者目录</text:p>
          <text:p text:style-name="P20">主选项：ｃ创建文件，相当于打包；ｘ从包中释放出来，相当于拆包；<text:span text:style-name="T23">t列出档案文件的内容</text:span></text:p>
          <text:p text:style-name="P21"/>
          <text:p text:style-name="P21"><text:soft-page-break/>辅助选项：</text:p>
          <text:p text:style-name="P21">-<text:span text:style-name="T23">z:需要用gzip压缩或解压,一般格式为xx.tar.gz或xx.tgz；</text:span></text:p>
          <text:p text:style-name="P24">-j:需要用bzip压缩或解压，一般文档格式为xx.tat.bz2</text:p>
          <text:p text:style-name="P21">-<text:span text:style-name="T23">v:压缩或解压过程中显示文件</text:span></text:p>
          <text:p text:style-name="P21">-<text:span text:style-name="T23">f:使用文档名,f后边立即接文档名</text:span></text:p>
          <text:p text:style-name="P21">-<text:span text:style-name="T23">p:使用原文件的原来属性</text:span></text:p>
          <text:p text:style-name="P21">--<text:span text:style-name="T23">exclude </text:span><text:a xlink:type="simple" xlink:href="../../../../../../../在压缩过程中"><text:span text:style-name="T23">FILE:在压缩过程中</text:span></text:a><text:span text:style-name="T23">，不要将FILE打包</text:span></text:p>
        </text:list-item>
        <text:list-item>
          <text:p text:style-name="P25">查看CPU，内存等的使用情况：</text:p>
          <text:p text:style-name="P25">top　　／／每隔５秒显示所以进程的资源占用情况</text:p>
          <text:p text:style-name="P26">top -d 2 <text:s/>／／每隔两秒显示所有进程的资源占用情况</text:p>
          <text:p text:style-name="P26">top -c <text:s/>／／每隔5秒显示进程资源占用情况，并显示进程的命令行参数</text:p>
          <text:p text:style-name="P26">top -p 1234 -p 6789 <text:s/>／／每隔５秒显示pid是1234和6789两个进程的资源占用</text:p>
          <text:p text:style-name="P26">top -d 2 -c -p 123456 ／／每隔两秒显示pid为123456的进程医院使用情况</text:p>
        </text:list-item>
      </text:list>
      <text:p text:style-name="P17"/>
      <text:p text:style-name="P17"/>
      <text:p text:style-name="P2"><text:span text:style-name="Source_20_Text"><text:span text:style-name="T2">git用法：</text:span></text:span></text:p>
      <text:p text:style-name="P2"><text:span text:style-name="Source_20_Text"><text:span text:style-name="T2">修改本机的用户邮箱：git config --global user.email "hnldlyjzy@163.com" </text:span></text:span></text:p>
      <text:p text:style-name="P2"><text:span text:style-name="Source_20_Text"><text:span text:style-name="T2">修改本机的用户名：git config --global user.name "HSJZY" </text:span></text:span></text:p>
      <text:p text:style-name="P3"><text:span text:style-name="Source_20_Text"><text:span text:style-name="T3">向git中添加文件：git add readme.txt </text:span></text:span></text:p>
      <text:p text:style-name="P3"><text:span text:style-name="Source_20_Text"><text:span text:style-name="T3">提交暂存区里的文件：git commit -m "add distributed"</text:span></text:span></text:p>
      <text:p text:style-name="P3"><text:span text:style-name="Source_20_Text"><text:span text:style-name="T3">git的状态：git status </text:span></text:span></text:p>
      <text:p text:style-name="P3"><text:span text:style-name="Source_20_Text">git中工作区的列表：</text:span><text:span text:style-name="Source_20_Text"><text:span text:style-name="T3">git log --pretty=oneline </text:span></text:span></text:p>
      <text:p text:style-name="P3"><text:span text:style-name="Source_20_Text">HEAD指向的文件与文件夹中readme.</text:span><text:span text:style-name="Source_20_Text"><text:span text:style-name="T3">txt</text:span></text:span><text:span text:style-name="Source_20_Text">文件的区别：</text:span><text:span text:style-name="Source_20_Text"><text:span text:style-name="T3">git diff HEAD – readme.txt</text:span></text:span></text:p>
      <text:p text:style-name="P3"><text:span text:style-name="Source_20_Text"><text:span text:style-name="T3">将暂存区的文件回退到文件夹目录下（撤销修改）：git checkout – readme.txt </text:span></text:span></text:p>
      <text:p text:style-name="P3"><text:span text:style-name="Source_20_Text"><text:span text:style-name="T3">还原HEAD指向文件的版本：git reset HEAD readme.txt </text:span></text:span></text:p>
      <text:p text:style-name="P3"><text:span text:style-name="Source_20_Text"><text:span text:style-name="T3">git reset --hard HEAD^（--hard不详，^代表之前的第几个，可用HEAD~1代替）</text:span></text:span></text:p>
      <text:p text:style-name="P3"><text:span text:style-name="Source_20_Text">git reset --hard 3628164</text:span><text:span text:style-name="Source_20_Text"><text:span text:style-name="T3">(3628164是commit-id编号)</text:span></text:span></text:p>
      <text:p text:style-name="P3"><text:span text:style-name="Source_20_Text"><text:span text:style-name="T3">删除文件后的操作： git rm test.txt <text:s/>git commit -m "remove test.txt"</text:span></text:span></text:p>
      <text:p text:style-name="P3">创建SSH Key<text:span text:style-name="Source_20_Text"><text:span text:style-name="T4">：</text:span></text:span><text:span text:style-name="Source_20_Text">ssh-keygen -t rsa -C "</text:span><text:a xlink:type="simple" xlink:href="mailto:youremail@example.com"><text:span text:style-name="Source_20_Text">youremail@example.com</text:span></text:a><text:span text:style-name="Source_20_Text">"</text:span></text:p>
      <text:p text:style-name="P4"><text:span text:style-name="Source_20_Text"><text:span text:style-name="T5">将本地的git仓库文件推送到服务器：git push origin master</text:span></text:span></text:p>
      <text:p text:style-name="P4"><text:soft-page-break/>要关联一个远程库：<text:span text:style-name="Source_20_Text">git remote add origin </text:span><text:a xlink:type="simple" xlink:href="mailto:git@server-name"><text:span text:style-name="Source_20_Text">git@server-name</text:span></text:a><text:span text:style-name="Source_20_Text">:path/repo-name.git</text:span>；</text:p>
      <text:p text:style-name="P4">关联后，使用命令<text:span text:style-name="Source_20_Text">git push -u origin master</text:span>第一次推送master分支的所有内容</text:p>
      <text:p text:style-name="P6">使用ssh-Keygen,免密码登录：cat id_rsa.pub &gt;&gt; authorized_keys</text:p>
      <text:p text:style-name="P12"><text:span text:style-name="T15">修改ssh-Keygen密码：</text:span><text:span text:style-name="T14">ssh-keygen -f id_rsa -p </text:span></text:p>
      <text:p text:style-name="P5">查看<text:span text:style-name="T6">git的</text:span>命令历史:用<text:span text:style-name="Source_20_Text">git reflog</text:span></text:p>
      <text:p text:style-name="P7">查看分支： <text:span text:style-name="Source_20_Text">git b</text:span><text:span text:style-name="Source_20_Text"><text:span text:style-name="T7">ranch</text:span></text:span></text:p>
      <text:p text:style-name="P7"><text:span text:style-name="Source_20_Text">创建分支：g</text:span><text:span text:style-name="Source_20_Text"><text:span text:style-name="T7">it branch &lt;name&gt;</text:span></text:span></text:p>
      <text:p text:style-name="P7"><text:span text:style-name="Source_20_Text">切换分支：git </text:span><text:span text:style-name="Source_20_Text"><text:span text:style-name="T7">checkout &lt;name&gt;</text:span></text:span></text:p>
      <text:p text:style-name="P7"><text:span text:style-name="Source_20_Text">创建</text:span><text:span text:style-name="Source_20_Text"><text:span text:style-name="T7">+切换分支：git checkout -b &lt;name&gt;</text:span></text:span></text:p>
      <text:p text:style-name="P8"><text:span text:style-name="Source_20_Text">合并某分支到当前</text:span><text:span text:style-name="Source_20_Text"><text:span text:style-name="T8">：git merge &lt;name&gt;</text:span></text:span></text:p>
      <text:p text:style-name="P8"><text:span text:style-name="Source_20_Text">删除分支</text:span><text:span text:style-name="Source_20_Text"><text:span text:style-name="T8">：git branch -d &lt;name&gt;</text:span></text:span></text:p>
      <text:p text:style-name="P9"><text:span text:style-name="Source_20_Text">看分支合并图</text:span><text:span text:style-name="Source_20_Text"><text:span text:style-name="T9">：</text:span></text:span><text:span text:style-name="Source_20_Text">git log –graph <text:s text:c="3"/></text:span></text:p>
      <text:p text:style-name="P9"><text:span text:style-name="Source_20_Text"><text:tab/><text:tab/><text:tab/> <text:s/>git log --graph --pretty=oneline --abbrev-commit</text:span></text:p>
      <text:p text:style-name="P9"><text:span text:style-name="Source_20_Text"><text:span text:style-name="T9">禁用fast-forward合并分支：</text:span></text:span><text:span text:style-name="Source_20_Text"> git merge --no-ff -m "merge with no-ff" dev</text:span></text:p>
      <text:p text:style-name="P9"><text:span text:style-name="Source_20_Text">安装gpg：</text:span><text:span text:style-name="Source_20_Text"><text:span text:style-name="T10">sudo apt-get -y install gnupg gnupg-agent rng-tools</text:span></text:span></text:p>
      <text:p text:style-name="P13">新建标签：<text:span text:style-name="T11">git tag &lt;name&gt;</text:span></text:p>
      <text:p text:style-name="P14">指定标签信息：git tag -a &lt;tagname&gt; -m “blablabla”</text:p>
      <text:p text:style-name="P14">PGP签名标签：git tag -s &lt;tagname&gt; -m “blablabla”</text:p>
      <text:p text:style-name="P14">查看所有标签：git tag</text:p>
      <text:p text:style-name="P15">推送一个本地标签：git push origin &lt;tagname&gt;</text:p>
      <text:p text:style-name="P15">推送全部的本地标签到远程：git push origin –tags</text:p>
      <text:p text:style-name="P15">删除一个本地标签：git tag -d &lt;tagname&gt;</text:p>
      <text:p text:style-name="P15">删除远程标签：git push origin :refs/tags/&lt;tagname&gt;</text:p>
      <text:p text:style-name="P18"><text:span text:style-name="Source_20_Text"><text:span text:style-name="T13">配置命令：</text:span></text:span><text:span text:style-name="Source_20_Text"><text:span text:style-name="T12">git config --global alias.st status</text:span></text:span></text:p>
      <text:p text:style-name="P10"/>
      <text:p text:style-name="P10"/>
      <text:p text:style-name="P10"/>
      <text:p text:style-name="P11">CAFFE:</text:p>
      <text:p text:style-name="P11">caffe 大致可分为三个结构：blob,layer,net。数据保持，交换以及操作都以blob的形式进行，layer是模<text:soft-page-break/>型和计算的基础，net整合并连接layer</text:p>
      <text:p text:style-name="P11">Blob：blob是caffe的基本数据类型，由4维数组（Num,Channeks,Height,Width）,Blob是数据维度为number N*channel K*height H*width W,Blob是row-major保存的，（n,k,h,w）物理位置(((n*K+k)*H+h)*W+w,其中Number/N是batch size。</text:p>
      <text:p text:style-name="P11">Blob同时保存了data和diff，访问data或diff的两种方法：</text:p>
      <text:p text:style-name="P11">1.const Dtypr* cpu_data() const;</text:p>
      <text:p text:style-name="P11">2.Dtype* mutable_cpu_data();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0:16:18.750262195</meta:creation-date>
    <dc:date>2017-02-19T09:23:57.372654539</dc:date>
    <meta:editing-duration>PT4H28M35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5" meta:paragraph-count="112" meta:word-count="1955" meta:character-count="4472" meta:non-whitespace-character-count="4061"/>
  </office:meta>
</office:document-meta>
</file>